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C60000138E0000083CE52552DECE13B6F4.wmf" manifest:media-type="image/x-wmf"/>
  <manifest:file-entry manifest:full-path="Pictures/2000003500000BB80000178B8464FC57EA41119C.wmf" manifest:media-type="image/x-wmf"/>
  <manifest:file-entry manifest:full-path="Pictures/10000201000003880000025CBCA17648B2E4EE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53cm" svg:x="7.044cm" svg:y="5.286cm">
          <draw:image xlink:href="Pictures/10000201000003880000025CBCA17648B2E4EE00.png" xlink:type="simple" xlink:show="embed" xlink:actuate="onLoad">
            <text:p/>
          </draw:image>
        </draw:frame>
        <draw:polygon draw:style-name="gr2" draw:text-style-name="P2" draw:layer="layout" svg:width="2.699cm" svg:height="3.299cm" svg:x="12.8cm" svg:y="9.1cm" svg:viewBox="0 0 2700 3300" draw:points="0,400 800,0 2700,3000 1900,3300">
          <text:p/>
        </draw:polygon>
        <draw:path draw:style-name="gr3" draw:text-style-name="P1" draw:layer="layout" svg:width="12.299cm" svg:height="0.12cm" draw:transform="rotate (-0.925548102332593) translate (10cm 5.6cm)" svg:viewBox="0 0 12300 121" svg:d="M0 0c11640 0 12300 121 12300 121">
          <text:p/>
        </draw:path>
        <draw:frame draw:style-name="gr1" draw:text-style-name="P1" draw:layer="layout" svg:width="0.69cm" svg:height="1.4cm" svg:x="8.31cm" svg:y="5.5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3" draw:layer="layout" svg:width="0.69cm" svg:height="1.4cm" svg:x="18.51cm" svg:y="13.3cm">
          <draw:image xlink:href="Pictures/2000003500000BB80000178B8464FC57EA41119C.wmf" xlink:type="simple" xlink:show="embed" xlink:actuate="onLoad">
            <text:p/>
          </draw:image>
        </draw:frame>
        <draw:frame draw:style-name="gr4" draw:text-style-name="P5" draw:layer="layout" svg:width="4.7cm" svg:height="1.119cm" svg:x="11.1cm" svg:y="5.981cm">
          <draw:text-box>
            <text:p text:style-name="P4"><text:span text:style-name="T1">Rheingasse</text:span></text:p>
          </draw:text-box>
        </draw:frame>
        <draw:frame draw:style-name="gr5" draw:text-style-name="P7" draw:layer="layout" svg:width="3.5cm" svg:height="1.987cm" svg:x="19.179cm" svg:y="10.83cm">
          <draw:text-box>
            <text:p text:style-name="P6"><text:span text:style-name="T1">Schaf-gässlein</text:span></text:p>
          </draw:text-box>
        </draw:frame>
        <draw:frame draw:style-name="gr5" draw:text-style-name="P5" draw:layer="layout" svg:width="3.641cm" svg:height="1.987cm" svg:x="7.359cm" svg:y="9cm">
          <draw:text-box>
            <text:p text:style-name="P4"><text:span text:style-name="T1">Wild Ma-Gässli</text:span></text:p>
          </draw:text-box>
        </draw:frame>
        <draw:frame draw:style-name="gr6" draw:text-style-name="P8" draw:layer="layout" svg:width="1.058cm" svg:height="0.445cm" draw:transform="rotate (-0.977035315266427) translate (9.469cm 5.974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8" draw:layer="layout" svg:width="1.058cm" svg:height="0.445cm" draw:transform="rotate (-0.977035315266427) translate (10.069cm 6.9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8" draw:layer="layout" svg:width="1.058cm" svg:height="0.445cm" draw:transform="rotate (2.16787346390216) translate (18.093cm 14.599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8" draw:layer="layout" svg:width="1.058cm" svg:height="0.445cm" draw:transform="rotate (2.20714337207203) translate (18.755cm 15.495cm)">
          <draw:image xlink:href="Pictures/200000C60000138E0000083CE52552DECE13B6F4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35:10.055871720</meta:creation-date>
    <dc:date>2018-10-16T07:57:04.803265335</dc:date>
    <meta:editing-duration>PT8M54S</meta:editing-duration>
    <meta:editing-cycles>4</meta:editing-cycles>
    <meta:generator>LibreOffice/5.4.5.1$MacOSX_X86_64 LibreOffice_project/79c9829dd5d8054ec39a82dc51cd9eff340dbee8</meta:generator>
    <meta:document-statistic meta:object-count="12"/>
  </office:meta>
</office:document-meta>
</file>